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czar1" svg:font-family="Eczar"/>
    <style:font-face style:name="Alegreya Medium" svg:font-family="'Alegreya Medium'" style:font-pitch="variable"/>
    <style:font-face style:name="Lato" svg:font-family="Lato" style:font-pitch="variable"/>
    <style:font-face style:name="Libre Franklin Black" svg:font-family="'Libre Franklin Black'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Alegreya Sans Black" svg:font-family="'Alegreya Sans Black'" style:font-adornments="Black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Table1" style:family="table">
      <style:table-properties style:width="7.5in" table:align="margins" style:may-break-between-rows="false"/>
    </style:style>
    <style:style style:name="Table1.A" style:family="table-column">
      <style:table-column-properties style:column-width="2.9375in" style:rel-column-width="4230*"/>
    </style:style>
    <style:style style:name="Table1.B" style:family="table-column">
      <style:table-column-properties style:column-width="0.25in" style:rel-column-width="360*"/>
    </style:style>
    <style:style style:name="Table1.C" style:family="table-column">
      <style:table-column-properties style:column-width="4.3125in" style:rel-column-width="6210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4.3125in" table:align="margins" style:shadow="none"/>
    </style:style>
    <style:style style:name="Table2.A" style:family="table-column">
      <style:table-column-properties style:column-width="2.1563in" style:rel-column-width="32767*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4.3125in" table:align="margins" style:shadow="none"/>
    </style:style>
    <style:style style:name="Table3.A" style:family="table-column">
      <style:table-column-properties style:column-width="2.1563in" style:rel-column-width="32767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2.9375in" table:align="margins" style:shadow="none"/>
    </style:style>
    <style:style style:name="Table4.A" style:family="table-column">
      <style:table-column-properties style:column-width="2.0076in" style:rel-column-width="3690*"/>
    </style:style>
    <style:style style:name="Table4.B" style:family="table-column">
      <style:table-column-properties style:column-width="0.9306in" style:rel-column-width="1710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2.9375in" table:align="margins" style:shadow="none"/>
    </style:style>
    <style:style style:name="Table5.A" style:family="table-column">
      <style:table-column-properties style:column-width="2.0903in" style:rel-column-width="3330*"/>
    </style:style>
    <style:style style:name="Table5.B" style:family="table-column">
      <style:table-column-properties style:column-width="0.8472in" style:rel-column-width="1350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2.9375in" table:align="margins" style:shadow="none"/>
    </style:style>
    <style:style style:name="Table6.A" style:family="table-column">
      <style:table-column-properties style:column-width="1.6875in" style:rel-column-width="2430*"/>
    </style:style>
    <style:style style:name="Table6.B" style:family="table-column">
      <style:table-column-properties style:column-width="1.25in" style:rel-column-width="1800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4.3125in" table:align="margins" style:shadow="none"/>
    </style:style>
    <style:style style:name="Table7.A" style:family="table-column">
      <style:table-column-properties style:column-width="2.1563in" style:rel-column-width="32767*"/>
    </style:style>
    <style:style style:name="Table7.1" style:family="table-row">
      <style:table-row-properties style:min-row-height="0.3125in"/>
    </style:style>
    <style:style style:name="Table7.A1" style:family="table-cell">
      <style:table-cell-properties fo:padding="0.0382in" fo:border="none"/>
    </style:style>
    <style:style style:name="P1" style:family="paragraph" style:parent-style-name="Standard">
      <style:text-properties style:font-name="Alegreya Medium" fo:font-size="10pt" officeooo:rsid="0003c581" officeooo:paragraph-rsid="0003c581" style:font-size-asian="10pt" style:font-size-complex="10pt"/>
    </style:style>
    <style:style style:name="P2" style:family="paragraph" style:parent-style-name="Standard">
      <style:text-properties style:font-name="Alegreya Medium" fo:font-size="15pt" officeooo:rsid="0003c581" officeooo:paragraph-rsid="0003c581" style:font-size-asian="15pt" style:font-size-complex="15pt"/>
    </style:style>
    <style:style style:name="P3" style:family="paragraph" style:parent-style-name="Table_20_Contents">
      <style:text-properties style:font-name="Alegreya Medium" fo:font-size="10pt" style:font-size-asian="10pt" style:font-size-complex="10pt"/>
    </style:style>
    <style:style style:name="P4" style:family="paragraph" style:parent-style-name="Table_20_Contents">
      <style:text-properties style:font-name="Alegreya Medium" fo:font-size="10pt" fo:font-weight="normal" officeooo:rsid="000556ca" officeooo:paragraph-rsid="000556ca" style:font-size-asian="8.75pt" style:font-weight-asian="normal" style:font-size-complex="10pt" style:font-weight-complex="normal"/>
    </style:style>
    <style:style style:name="P5" style:family="paragraph" style:parent-style-name="Table_20_Contents" style:list-style-name="L4">
      <style:text-properties style:font-name="Alegreya Medium" fo:font-size="10pt" fo:font-weight="normal" officeooo:rsid="000556ca" officeooo:paragraph-rsid="000556ca" style:font-size-asian="8.75pt" style:font-weight-asian="normal" style:font-size-complex="10pt" style:font-weight-complex="normal"/>
    </style:style>
    <style:style style:name="P6" style:family="paragraph" style:parent-style-name="Table_20_Contents">
      <style:text-properties style:font-name="Alegreya Medium" fo:font-size="10pt" fo:font-weight="normal" officeooo:rsid="0005e8c0" officeooo:paragraph-rsid="0005e8c0" style:font-size-asian="8.75pt" style:font-weight-asian="normal" style:font-size-complex="10pt" style:font-weight-complex="normal"/>
    </style:style>
    <style:style style:name="P7" style:family="paragraph" style:parent-style-name="Table_20_Contents">
      <style:text-properties style:font-name="Alegreya Medium" fo:font-size="10pt" fo:font-weight="normal" officeooo:rsid="0005e8c0" officeooo:paragraph-rsid="0009fe87" style:font-size-asian="8.75pt" style:font-weight-asian="normal" style:font-size-complex="10pt" style:font-weight-complex="normal"/>
    </style:style>
    <style:style style:name="P8" style:family="paragraph" style:parent-style-name="Table_20_Contents" style:list-style-name="L4">
      <style:text-properties style:font-name="Alegreya Medium" fo:font-size="10pt" fo:font-weight="normal" officeooo:rsid="0006ecef" officeooo:paragraph-rsid="0006ecef" style:font-size-asian="8.75pt" style:font-weight-asian="normal" style:font-size-complex="10pt" style:font-weight-complex="normal"/>
    </style:style>
    <style:style style:name="P9" style:family="paragraph" style:parent-style-name="Table_20_Contents" style:list-style-name="L4">
      <style:text-properties style:font-name="Alegreya Medium" fo:font-size="10pt" fo:font-weight="normal" officeooo:rsid="0006ecef" officeooo:paragraph-rsid="0009fe87" style:font-size-asian="8.75pt" style:font-weight-asian="normal" style:font-size-complex="10pt" style:font-weight-complex="normal"/>
    </style:style>
    <style:style style:name="P10" style:family="paragraph" style:parent-style-name="Table_20_Contents" style:list-style-name="L4">
      <style:text-properties style:font-name="Alegreya Medium" fo:font-size="10pt" fo:font-weight="normal" officeooo:rsid="0008e4de" officeooo:paragraph-rsid="0008e4de" style:font-size-asian="8.75pt" style:font-weight-asian="normal" style:font-size-complex="10pt" style:font-weight-complex="normal"/>
    </style:style>
    <style:style style:name="P11" style:family="paragraph" style:parent-style-name="Table_20_Contents" style:list-style-name="L4">
      <style:text-properties style:font-name="Alegreya Medium" fo:font-size="10pt" fo:font-weight="normal" officeooo:rsid="0009fe87" officeooo:paragraph-rsid="0009fe87" style:font-size-asian="8.75pt" style:font-weight-asian="normal" style:font-size-complex="10pt" style:font-weight-complex="normal"/>
    </style:style>
    <style:style style:name="P12" style:family="paragraph" style:parent-style-name="Table_20_Contents">
      <style:text-properties style:font-name="Alegreya Medium" fo:font-size="10pt" fo:font-weight="normal" officeooo:rsid="0009fe87" officeooo:paragraph-rsid="0009fe87" style:font-size-asian="8.75pt" style:font-weight-asian="normal" style:font-size-complex="10pt" style:font-weight-complex="normal"/>
    </style:style>
    <style:style style:name="P13" style:family="paragraph" style:parent-style-name="Table_20_Contents">
      <style:text-properties style:font-name="Alegreya Medium" fo:font-size="10pt" fo:font-weight="bold" officeooo:rsid="000556ca" officeooo:paragraph-rsid="000556ca" style:font-size-asian="8.75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legreya Medium" fo:font-size="10pt" fo:font-weight="bold" officeooo:rsid="000556ca" officeooo:paragraph-rsid="000556ca" style:font-size-asian="8.75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Alegreya Medium" fo:font-size="10pt" fo:font-weight="bold" officeooo:rsid="000556ca" officeooo:paragraph-rsid="0005e8c0" style:font-size-asian="8.75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legreya Medium" fo:font-size="10pt" fo:font-weight="bold" officeooo:rsid="000556ca" officeooo:paragraph-rsid="0009fe87" style:font-size-asian="8.75pt" style:font-weight-asian="bold" style:font-size-complex="10pt" style:font-weight-complex="bold"/>
    </style:style>
    <style:style style:name="P17" style:family="paragraph" style:parent-style-name="Table_20_Contents">
      <style:text-properties style:font-name="Alegreya Medium" fo:font-size="10pt" fo:font-weight="bold" officeooo:rsid="0005e8c0" officeooo:paragraph-rsid="0005e8c0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style:font-name="Alegreya Medium" fo:font-size="10pt" fo:font-weight="bold" officeooo:rsid="0005e8c0" officeooo:paragraph-rsid="0009fe87" style:font-size-asian="8.75pt" style:font-weight-asian="bold" style:font-size-complex="10pt" style:font-weight-complex="bold"/>
    </style:style>
    <style:style style:name="P19" style:family="paragraph" style:parent-style-name="Table_20_Contents">
      <style:text-properties style:font-name="Alegreya Medium" fo:font-size="12pt" officeooo:rsid="000500cc" officeooo:paragraph-rsid="000500cc" style:font-size-asian="12pt" style:font-size-complex="12pt"/>
    </style:style>
    <style:style style:name="P20" style:family="paragraph" style:parent-style-name="Table_20_Contents" style:list-style-name="L1">
      <style:text-properties style:font-name="Alegreya Medium" fo:font-size="12pt" officeooo:rsid="000500cc" officeooo:paragraph-rsid="000500cc" style:font-size-asian="12pt" style:font-size-complex="12pt"/>
    </style:style>
    <style:style style:name="P21" style:family="paragraph" style:parent-style-name="Table_20_Contents">
      <style:text-properties style:font-name="Alegreya Medium" fo:font-size="12pt" officeooo:rsid="000500cc" officeooo:paragraph-rsid="0005e8c0" style:font-size-asian="12pt" style:font-size-complex="12pt"/>
    </style:style>
    <style:style style:name="P22" style:family="paragraph" style:parent-style-name="Table_20_Contents" style:list-style-name="L7">
      <style:text-properties style:font-name="Alegreya Medium" fo:font-size="12pt" officeooo:rsid="000500cc" officeooo:paragraph-rsid="000500cc" style:font-size-asian="12pt" style:font-size-complex="12pt"/>
    </style:style>
    <style:style style:name="P23" style:family="paragraph" style:parent-style-name="Table_20_Contents">
      <style:text-properties style:font-name="Alegreya Medium" fo:font-size="12pt" officeooo:rsid="000556ca" officeooo:paragraph-rsid="0005e8c0" style:font-size-asian="12pt" style:font-size-complex="12pt"/>
    </style:style>
    <style:style style:name="P24" style:family="paragraph" style:parent-style-name="Table_20_Contents" style:list-style-name="L6">
      <style:text-properties style:font-name="Alegreya Medium" fo:font-size="12pt" officeooo:rsid="000556ca" officeooo:paragraph-rsid="000556ca" style:font-size-asian="12pt" style:font-size-complex="12pt"/>
    </style:style>
    <style:style style:name="P25" style:family="paragraph" style:parent-style-name="Table_20_Contents">
      <style:paragraph-properties fo:text-align="end" style:justify-single-word="false"/>
      <style:text-properties style:font-name="Alegreya Medium" fo:font-size="12pt" officeooo:rsid="0005e8c0" officeooo:paragraph-rsid="0005e8c0" style:font-size-asian="12pt" style:font-size-complex="12pt"/>
    </style:style>
    <style:style style:name="P26" style:family="paragraph" style:parent-style-name="Table_20_Contents">
      <style:text-properties style:font-name="Alegreya Medium" fo:font-size="12pt" fo:font-weight="bold" officeooo:rsid="000556ca" officeooo:paragraph-rsid="000556ca" style:font-size-asian="10.5pt" style:font-weight-asian="bold" style:font-size-complex="12pt" style:font-weight-complex="bold"/>
    </style:style>
    <style:style style:name="P27" style:family="paragraph" style:parent-style-name="Table_20_Contents">
      <style:text-properties style:font-name="Alegreya Medium" fo:font-size="12pt" fo:font-weight="normal" officeooo:rsid="000556ca" officeooo:paragraph-rsid="000556ca" style:font-size-asian="10.5pt" style:font-weight-asian="normal" style:font-size-complex="12pt" style:font-weight-complex="normal"/>
    </style:style>
    <style:style style:name="P28" style:family="paragraph" style:parent-style-name="Table_20_Contents">
      <style:text-properties style:font-name="Alegreya Medium" fo:font-size="12pt" fo:font-weight="normal" officeooo:rsid="0005e8c0" officeooo:paragraph-rsid="0005e8c0" style:font-size-asian="10.5pt" style:font-weight-asian="normal" style:font-size-complex="12pt" style:font-weight-complex="normal"/>
    </style:style>
    <style:style style:name="P29" style:family="paragraph" style:parent-style-name="Table_20_Contents">
      <style:text-properties style:font-name="Alegreya Medium" fo:font-size="12pt" fo:font-weight="normal" officeooo:rsid="0005e8c0" officeooo:paragraph-rsid="0009fe87" style:font-size-asian="10.5pt" style:font-weight-asian="normal" style:font-size-complex="12pt" style:font-weight-complex="normal"/>
    </style:style>
    <style:style style:name="P30" style:family="paragraph" style:parent-style-name="Table_20_Contents" style:list-style-name="L5">
      <style:text-properties officeooo:paragraph-rsid="000500cc"/>
    </style:style>
    <style:style style:name="P3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e8c0"/>
    </style:style>
    <style:style style:name="T3" style:family="text">
      <style:text-properties style:font-name="Alegreya Medium" fo:font-size="12pt" officeooo:rsid="000500cc" style:font-size-asian="12pt" style:font-size-complex="12pt"/>
    </style:style>
    <style:style style:name="T4" style:family="text">
      <style:text-properties officeooo:rsid="0008e4de"/>
    </style:style>
    <style:style style:name="T5" style:family="text">
      <style:text-properties officeooo:rsid="0009fe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irk Easterson</text:p>
      <text:p text:style-name="P1">kirk.easterson@gmail.com</text:p>
      <text:p text:style-name="P1"><draw:line text:anchor-type="paragraph" draw:z-index="0" draw:name="Shape1" draw:style-name="gr1" draw:text-style-name="P31" svg:x1="-0.0311in" svg:y1="0.3043in" svg:x2="7.5106in" svg:y2="0.3043in"><text:p/></draw:line>kirkeasterson.com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<text:span text:style-name="T1">EDUCATION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1">Stony Brook University – Graduate Student</text:p>
                </table:table-cell>
                <table:table-cell table:style-name="Table6.A1" office:value-type="string">
                  <text:p text:style-name="P25">May 2017 - Present</text:p>
                </table:table-cell>
              </table:table-row>
            </table:table>
            <text:list xml:id="list216162725" text:style-name="L7">
              <text:list-item>
                <text:p text:style-name="P22">Computer Science</text:p>
              </text:list-item>
            </text:list>
            <text:list xml:id="list1172878286" text:style-name="L1">
              <text:list-item>
                <text:p text:style-name="P20">Applied Mathematics &amp; Statistics</text:p>
              </text:list-item>
            </text:list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23">Massachusetts's Institute of Te<text:span text:style-name="T2">c</text:span>hnology</text:p>
                </table:table-cell>
                <table:table-cell table:style-name="Table5.A1" office:value-type="string">
                  <text:p text:style-name="P25">Aug 2016</text:p>
                </table:table-cell>
              </table:table-row>
            </table:table>
            <text:list xml:id="list2504102659" text:style-name="L6">
              <text:list-item>
                <text:p text:style-name="P24">Big Data &amp; Social Analytics certificate course</text:p>
              </text:list-item>
            </text:list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1">SUNY Fredonia - Bachelor’s</text:p>
                </table:table-cell>
                <table:table-cell table:style-name="Table4.A1" office:value-type="string">
                  <text:p text:style-name="P25">May 2015</text:p>
                </table:table-cell>
              </table:table-row>
            </table:table>
            <text:list xml:id="list2012168442" text:style-name="L5">
              <text:list-item>
                <text:p text:style-name="P30"><text:span text:style-name="T3">School of Music</text:span></text:p>
              </text:list-item>
            </text:list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>EXPERIENCE</text:p>
            <text:p text:style-name="P27">Fire Rescue Systems</text:p>
            <text:p text:style-name="P4">Fire rescue and emergency dispatch software</text:p>
            <table:table table:name="Table2" table:style-name="Table2">
              <table:table-column table:style-name="Table2.A" table:number-columns-repeated="2"/>
              <table:table-row table:style-name="Table2.1">
                <table:table-cell table:style-name="Table2.A1" office:value-type="string">
                  <text:p text:style-name="P13">Software Engineer Intern</text:p>
                </table:table-cell>
                <table:table-cell table:style-name="Table2.A1" office:value-type="string">
                  <text:p text:style-name="P14">May – Aug 2017</text:p>
                </table:table-cell>
              </table:table-row>
            </table:table>
            <text:list xml:id="list926818221" text:style-name="L4">
              <text:list-item>
                <text:p text:style-name="P5"><text:span text:style-name="T4">Reformatted and wrote</text:span> documentation <text:span text:style-name="T4">for C++ and Java</text:span></text:p>
              </text:list-item>
              <text:list-item>
                <text:p text:style-name="P10">Cleaned and analyzed large datasets to allow for more efficient data storage</text:p>
              </text:list-item>
            </text:list>
            <text:p text:style-name="P28">The Paramount</text:p>
            <text:p text:style-name="P6">Premier live entertainment venue on Long Island</text:p>
            <table:table table:name="Table3" table:style-name="Table3">
              <table:table-column table:style-name="Table3.A" table:number-columns-repeated="2"/>
              <table:table-row table:style-name="Table3.1">
                <table:table-cell table:style-name="Table3.A1" office:value-type="string">
                  <text:p text:style-name="P17">Stage Manager/Stagehand</text:p>
                </table:table-cell>
                <table:table-cell table:style-name="Table3.A1" office:value-type="string">
                  <text:p text:style-name="P15">May <text:span text:style-name="T2">2015</text:span>– <text:span text:style-name="T2">Present</text:span></text:p>
                </table:table-cell>
              </table:table-row>
            </table:table>
            <text:list xml:id="list160233053153562" text:continue-numbering="true" text:style-name="L4">
              <text:list-item>
                <text:p text:style-name="P8">Designed and installed communications <text:span text:style-name="T4">system for the crew</text:span></text:p>
              </text:list-item>
              <text:list-item>
                <text:p text:style-name="P11">Managed over 100 acts to ensure a smooth show</text:p>
              </text:list-item>
              <text:list-item>
                <text:p text:style-name="P11">Have worked for artists such as Fergie, Rod Stewart, Weird Al, Judas Priest, and ZZ Top</text:p>
              </text:list-item>
            </text:list>
            <text:p text:style-name="P12"/>
            <text:p text:style-name="P29">The <text:span text:style-name="T5">Town Pants</text:span></text:p>
            <text:p text:style-name="P7">Premier live entertainment venue on Long Island</text:p>
            <table:table table:name="Table7" table:style-name="Table7">
              <table:table-column table:style-name="Table7.A" table:number-columns-repeated="2"/>
              <table:table-row table:style-name="Table7.1">
                <table:table-cell table:style-name="Table7.A1" office:value-type="string">
                  <text:p text:style-name="P18">Stage Manager/Stagehand</text:p>
                </table:table-cell>
                <table:table-cell table:style-name="Table7.A1" office:value-type="string">
                  <text:p text:style-name="P16">May <text:span text:style-name="T2">2015</text:span>– <text:span text:style-name="T2">Present</text:span></text:p>
                </table:table-cell>
              </table:table-row>
            </table:table>
            <text:list xml:id="list160233025588102" text:continue-numbering="true" text:style-name="L4">
              <text:list-item>
                <text:p text:style-name="P9">Designed and installed communications <text:span text:style-name="T4">system for the crew</text:span></text:p>
              </text:list-item>
              <text:list-item>
                <text:p text:style-name="P11">Managed over 100 acts to ensure a smooth show</text:p>
              </text:list-item>
              <text:list-item>
                <text:p text:style-name="P11">Have worked for artists such as Fergie, Rod Stewart, Weird Al, Judas Priest, and ZZ Top</text:p>
              </text:list-item>
            </text:list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czar1" svg:font-family="Eczar"/>
    <style:font-face style:name="Alegreya Medium" svg:font-family="'Alegreya Medium'" style:font-pitch="variable"/>
    <style:font-face style:name="Lato" svg:font-family="Lato" style:font-pitch="variable"/>
    <style:font-face style:name="Libre Franklin Black" svg:font-family="'Libre Franklin Black'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Alegreya Sans Black" svg:font-family="'Alegreya Sans Black'" style:font-adornments="Black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22:06:44.030138379</meta:creation-date>
    <dc:date>2018-07-06T23:15:53.339715267</dc:date>
    <meta:editing-duration>PT26M15S</meta:editing-duration>
    <meta:editing-cycles>4</meta:editing-cycles>
    <meta:generator>LibreOffice/6.0.5.2$Linux_X86_64 LibreOffice_project/00m0$Build-2</meta:generator>
    <meta:document-statistic meta:table-count="7" meta:image-count="0" meta:object-count="0" meta:page-count="1" meta:paragraph-count="35" meta:word-count="185" meta:character-count="1142" meta:non-whitespace-character-count="1002"/>
  </office:meta>
</office:document-meta>
</file>